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04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4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6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6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use-window-font-color="true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6.1.0" calcext:value-type="string">
            <text:p>6.1.0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1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4"/>
          <table:table-cell table:style-name="ce9" table:formula="of:=IF(OR(ISERROR([.F12]);ISERROR([.F21]));NA();&quot;&quot;)">
            <text:p/>
          </table:table-cell>
          <table:table-cell table:number-columns-repeated="251"/>
        </table:table-row>
        <table:table-row table:style-name="ro3" table:number-rows-repeated="10485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4"/>
        <table:table-column table:style-name="co7" table:number-columns-repeated="254" table:default-cell-style-name="ce14"/>
        <table:table-column table:style-name="co7" table:default-cell-style-name="ce32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5"/>
          <table:table-cell table:style-name="ce15" office:value-type="string" calcext:value-type="string">
            <text:p>Monte Carlo Black Scholes Model: Valuation of an Asian Option</text:p>
          </table:table-cell>
          <table:table-cell table:style-name="ce15" table:number-columns-repeated="1022"/>
        </table:table-row>
        <table:table-row table:style-name="ro1">
          <table:table-cell table:style-name="ce16"/>
          <table:table-cell table:style-name="ce17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6" table:number-columns-repeated="1022"/>
        </table:table-row>
        <table:table-row table:style-name="ro1">
          <table:table-cell table:style-name="ce16"/>
          <table:table-cell table:style-name="ce18"/>
          <table:table-cell table:style-name="ce16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Time Discretization</text:p>
          </table:table-cell>
          <table:table-cell table:style-name="ce19"/>
          <table:table-cell/>
          <table:table-cell table:style-name="ce19" office:value-type="string" calcext:value-type="string">
            <text:p>Monte Carlo Black Scholes Model</text:p>
          </table:table-cell>
          <table:table-cell table:style-name="ce19"/>
          <table:table-cell/>
          <table:table-cell table:style-name="ce19" office:value-type="string" calcext:value-type="string">
            <text:p>Time Discretization for Asian Averaging</text:p>
          </table:table-cell>
          <table:table-cell table:style-name="ce19"/>
          <table:table-cell/>
          <table:table-cell table:style-name="ce19" office:value-type="string" calcext:value-type="string">
            <text:p>Asian Option</text:p>
          </table:table-cell>
          <table:table-cell table:style-name="ce19"/>
          <table:table-cell table:number-columns-repeated="1012"/>
        </table:table-row>
        <table:table-row table:style-name="ro5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time.TimeDiscretizationFromArray</text:p>
          </table:table-cell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BlackScholesModel</text:p>
          </table:table-cell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time.TimeDiscretizationFromArray</text:p>
          </table:table-cell>
          <table:table-cell table:number-columns-repeated="1015"/>
        </table:table-row>
        <table:table-row table:style-name="ro3"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 table:number-columns-repeated="1012"/>
        </table:table-row>
        <table:table-row table:style-name="ro6">
          <table:table-cell/>
          <table:table-cell table:style-name="ce21" table:formula="of:=INFO.OBBA.OBBA.OBMAKE(&quot;td.start&quot;;&quot;double&quot;;[.C9])" office:value-type="string" office:string-value="td.start &#10;[3530]" calcext:value-type="string">
            <text:p>td.start </text:p>
            <text:p>[3530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[.B14]" office:value-type="string" office:string-value="timeDiscretization-4 &#10;[3554]" calcext:value-type="string">
            <text:p>timeDiscretization-4 </text:p>
            <text:p>[3554]</text:p>
          </table:table-cell>
          <table:table-cell table:number-columns-repeated="2"/>
          <table:table-cell table:style-name="ce21" table:formula="of:=INFO.OBBA.OBBA.OBMAKE(&quot;at.start&quot;;&quot;double&quot;;[.I9])" office:value-type="string" office:string-value="at.start &#10;[3542]" calcext:value-type="string">
            <text:p>at.start </text:p>
            <text:p>[3542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INFO.OBBA.OBBA.OBMAKE(&quot;optionMaturity&quot;;&quot;double&quot;;[.L9])" office:value-type="string" office:string-value="optionMaturity &#10;[3545]" calcext:value-type="string">
            <text:p>optionMaturity </text:p>
            <text:p>[3545]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/>
          <table:table-cell table:style-name="ce21" table:formula="of:=INFO.OBBA.OBBA.OBMAKE(&quot;td.num&quot;;&quot;int&quot;;[.C10])" office:value-type="string" office:string-value="td.num &#10;[3531]" calcext:value-type="string">
            <text:p>td.num </text:p>
            <text:p>[3531]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1" table:formula="of:=INFO.OBBA.OBBA.OBMAKE(&quot;numberOfPaths&quot;;&quot;int&quot;;[.F10])" office:value-type="string" office:string-value="numberOfPaths &#10;[3533]" calcext:value-type="string">
            <text:p>numberOfPaths </text:p>
            <text:p>[3533]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1" table:formula="of:=INFO.OBBA.OBBA.OBMAKE(&quot;at.num&quot;;&quot;int&quot;;[.I10])" office:value-type="string" office:string-value="at.num &#10;[3543]" calcext:value-type="string">
            <text:p>at.num </text:p>
            <text:p>[3543]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1" table:formula="of:=INFO.OBBA.OBBA.OBMAKE(&quot;optionStrike&quot;;&quot;double&quot;;[.L10])" office:value-type="string" office:string-value="optionStrike &#10;[3546]" calcext:value-type="string">
            <text:p>optionStrike </text:p>
            <text:p>[3546]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6">
          <table:table-cell/>
          <table:table-cell table:style-name="ce21" table:formula="of:=INFO.OBBA.OBBA.OBMAKE(&quot;td.step&quot;;&quot;double&quot;;[.C11])" office:value-type="string" office:string-value="td.step &#10;[3532]" calcext:value-type="string">
            <text:p>td.step </text:p>
            <text:p>[3532]</text:p>
          </table:table-cell>
          <table:table-cell table:formula="of:=1/12" office:value-type="float" office:value="0.0833333333333333" calcext:value-type="float">
            <text:p>0,08</text:p>
          </table:table-cell>
          <table:table-cell/>
          <table:table-cell table:style-name="ce21" table:formula="of:=INFO.OBBA.OBBA.OBMAKE(&quot;initialValue&quot;;&quot;double&quot;;[.F11])" office:value-type="string" office:string-value="initialValue &#10;[3534]" calcext:value-type="string">
            <text:p>initialValue </text:p>
            <text:p>[3534]</text:p>
          </table:table-cell>
          <table:table-cell table:style-name="ce28" office:value-type="float" office:value="100" calcext:value-type="float">
            <text:p>100</text:p>
          </table:table-cell>
          <table:table-cell/>
          <table:table-cell table:style-name="ce21" table:formula="of:=INFO.OBBA.OBBA.OBMAKE(&quot;at.step&quot;;&quot;double&quot;;[.I11])" office:value-type="string" office:string-value="at.step &#10;[3544]" calcext:value-type="string">
            <text:p>at.step </text:p>
            <text:p>[3544]</text:p>
          </table:table-cell>
          <table:table-cell table:formula="of:=1/12" office:value-type="float" office:value="0.0833333333333333" calcext:value-type="float">
            <text:p>0,08</text:p>
          </table:table-cell>
          <table:table-cell/>
          <table:table-cell table:formula="of:=[.H14]" office:value-type="string" office:string-value="averagingTimes &#10;[3566]" calcext:value-type="string">
            <text:p>averagingTimes </text:p>
            <text:p>[3566]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21" table:formula="of:=INFO.OBBA.OBBA.OBMAKE(&quot;riskFreeRate&quot;;&quot;double&quot;;[.F12])" office:value-type="string" office:string-value="riskFreeRate &#10;[3535]" calcext:value-type="string">
            <text:p>riskFreeRate </text:p>
            <text:p>[3535]</text:p>
          </table:table-cell>
          <table:table-cell table:style-name="ce29" office:value-type="percentage" office:value="0.05" calcext:value-type="percentage">
            <text:p>5%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6"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/>
          <table:table-cell table:style-name="ce21" table:formula="of:=INFO.OBBA.OBBA.OBMAKE(&quot;volatility&quot;;&quot;double&quot;;[.F13])" office:value-type="string" office:string-value="volatility &#10;[3536]" calcext:value-type="string">
            <text:p>volatility </text:p>
            <text:p>[3536]</text:p>
          </table:table-cell>
          <table:table-cell table:style-name="ce30" office:value-type="percentage" office:value="0.2" calcext:value-type="percentage">
            <text:p>20%</text:p>
          </table:table-cell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 table:number-columns-repeated="1012"/>
        </table:table-row>
        <table:table-row table:style-name="ro7">
          <table:table-cell/>
          <table:table-cell table:style-name="ce21" table:formula="of:=INFO.OBBA.OBBA.OBMAKE(&quot;timeDiscretization-4&quot;;obLibs&amp;[.C7];[.B9:.B11])" office:value-type="string" office:string-value="timeDiscretization-4 &#10;[3554]" calcext:value-type="string">
            <text:p>timeDiscretization-4 </text:p>
            <text:p>[3554]</text:p>
          </table:table-cell>
          <table:table-cell table:number-columns-repeated="5"/>
          <table:table-cell table:style-name="ce21" table:formula="of:=INFO.OBBA.OBBA.OBMAKE(&quot;averagingTimes&quot;;obLibs&amp;[.I7];[.H9:.H11])" office:value-type="string" office:string-value="averagingTimes &#10;[3566]" calcext:value-type="string">
            <text:p>averagingTimes </text:p>
            <text:p>[3566]</text:p>
          </table:table-cell>
          <table:table-cell table:number-columns-repeated="2"/>
          <table:table-cell table:style-name="ce21" table:formula="of:=INFO.OBBA.OBBA.OBMAKE(&quot;asianOption&quot;;obLibs&amp;&quot;net.finmath.montecarlo.assetderivativevaluation.products.AsianOption&quot;;[.K9:.K11])" office:value-type="string" office:string-value="asianOption &#10;[3567]" calcext:value-type="string">
            <text:p>asianOption </text:p>
            <text:p>[3567]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0" office:value-type="string" calcext:value-type="string">
            <text:p>Object:</text:p>
          </table:table-cell>
          <table:table-cell table:style-name="ce20"/>
          <table:table-cell table:number-columns-repeated="1018"/>
        </table:table-row>
        <table:table-row table:style-name="ro7">
          <table:table-cell table:number-columns-repeated="4"/>
          <table:table-cell table:style-name="ce21" table:formula="of:=INFO.OBBA.OBBA.OBMAKE(&quot;monteCarloBlackScholes-4&quot;;obLibs&amp;[.F7];[.E9:.E13])" office:value-type="string" office:string-value="monteCarloBlackScholes-4 &#10;[3555]" calcext:value-type="string">
            <text:p>monteCarloBlackScholes-4 </text:p>
            <text:p>[3555]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21"/>
          <table:table-cell table:number-columns-repeated="5"/>
          <table:table-cell table:style-name="ce31" office:value-type="string" calcext:value-type="string">
            <text:p>Result</text:p>
          </table:table-cell>
          <table:table-cell table:style-name="ce31"/>
          <table:table-cell table:number-columns-repeated="1012"/>
        </table:table-row>
        <table:table-row table:style-name="ro7">
          <table:table-cell table:number-columns-repeated="4"/>
          <table:table-cell table:style-name="ce21"/>
          <table:table-cell table:number-columns-repeated="1019"/>
        </table:table-row>
        <table:table-row table:style-name="ro3">
          <table:table-cell table:number-columns-repeated="4"/>
          <table:table-cell table:style-name="ce19" office:value-type="string" calcext:value-type="string">
            <text:p>Plots</text:p>
          </table:table-cell>
          <table:table-cell table:style-name="ce19"/>
          <table:table-cell table:number-columns-repeated="4"/>
          <table:table-cell table:style-name="ce25" office:value-type="string" calcext:value-type="string">
            <text:p>Value:</text:p>
          </table:table-cell>
          <table:table-cell table:style-name="ce23" table:formula="of:=INFO.OBBA.OBBA.OBGET(INFO.OBBA.OBBA.OBCALL(&quot;&quot;;[.K14];&quot;getValue&quot;;[.$E$16]))" office:value-type="float" office:value="6.01294704930455" calcext:value-type="float">
            <text:p>6,013</text:p>
          </table:table-cell>
          <table:table-cell table:formula="of:=INFO.OBBA.OBBA.OBGET(INFO.OBBA.OBBA.OBCALL(&quot;&quot;;[.K14];&quot;getValues&quot;;[.$E$16]))" office:value-type="string" office:string-value="{error=0.13827603139121827, value=6.012947049304546}" calcext:value-type="string">
            <text:p>{error=0.13827603139121827, value=6.012947049304546}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24" office:value-type="string" calcext:value-type="string">
            <text:p>observation time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MonteCarloBlackScholes.E38" table:end-x="1.14mm" table:end-y="2.39mm" draw:z-index="0" draw:name="Chart 1" draw:style-name="gr1" draw:text-style-name="P1" svg:width="84.56mm" svg:height="59.93mm" svg:x="1.32mm" svg:y="2.23mm">
              <draw:object draw:notify-on-update-of-ranges="MonteCarloBlackScholes.B48:MonteCarloBlackScholes.B297 MonteCarloBlackScholes.C48:MonteCarloBlackScholes.C29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H38" table:end-x="5.43mm" table:end-y="2.39mm" draw:z-index="1" draw:name="Chart 2" draw:style-name="gr1" draw:text-style-name="P1" svg:width="84.57mm" svg:height="59.93mm" svg:x="5.6mm" svg:y="2.23mm">
              <draw:object draw:notify-on-update-of-ranges="MonteCarloBlackScholes.E48:MonteCarloBlackScholes.E107 MonteCarloBlackScholes.F46:MonteCarloBlackScholes.F46 MonteCarloBlackScholes.F48:MonteCarloBlackScholes.F1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8" table:end-x="10.71mm" table:end-y="2.39mm" draw:z-index="2" draw:name="Chart 2" draw:style-name="gr1" draw:text-style-name="P1" svg:width="84.57mm" svg:height="59.93mm" svg:x="10.88mm" svg:y="2.23mm">
              <draw:object draw:notify-on-update-of-ranges="MonteCarloBlackScholes.H48:MonteCarloBlackScholes.H107 MonteCarloBlackScholes.I46:MonteCarloBlackScholes.I46 MonteCarloBlackScholes.I48:MonteCarloBlackScholes.I10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19" office:value-type="string" calcext:value-type="string">
            <text:p>Histograms</text:p>
          </table:table-cell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office:value-type="string" calcext:value-type="string">
            <text:p>Parameters: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 calcext:value-type="string">
            <text:p>Number of Intervalls: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 calcext:value-type="string">
            <text:p>Std. Dev.: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 table:style-name="ce22" table:formula="of:=INFO.OBBA.OBBA.OBCALL(&quot;underlyingValue&quot;;[.E16];&quot;getAssetValue&quot;;INFO.OBBA.OBBA.OBMAKE(&quot;&quot;;&quot;double&quot;;[.F22]);INFO.OBBA.OBBA.OBMAKE(&quot;&quot;;&quot;int&quot;;0))" office:value-type="string" office:string-value="underlyingValue &#10;[3559]" calcext:value-type="string">
            <text:p>underlyingValue </text:p>
            <text:p>[3559]</text:p>
          </table:table-cell>
          <table:table-cell table:style-name="ce22" table:formula="of:=INFO.OBBA.OBBA.OBCALL(&quot;optionValues&quot;;[.K14];&quot;getValue&quot;;INFO.OBBA.OBBA.OBMAKE(&quot;&quot;;&quot;double&quot;;0);[.$E$16])" office:value-type="string" office:string-value="optionValues &#10;[3570]" calcext:value-type="string">
            <text:p>optionValues </text:p>
            <text:p>[3570]</text:p>
          </table:table-cell>
          <table:table-cell/>
          <table:table-cell table:style-name="ce26" office:value-type="string" calcext:value-type="string">
            <text:p>Histogram of Underlying Value</text:p>
          </table:table-cell>
          <table:table-cell table:style-name="ce26"/>
          <table:table-cell/>
          <table:table-cell table:style-name="ce26" office:value-type="string" calcext:value-type="string">
            <text:p>Histogram of Payoff</text:p>
          </table:table-cell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27" office:value-type="string" calcext:value-type="string">
            <text:p>Intervall</text:p>
          </table:table-cell>
          <table:table-cell table:style-name="ce27" office:value-type="string" calcext:value-type="string">
            <text:p>Frequency</text:p>
          </table:table-cell>
          <table:table-cell/>
          <table:table-cell table:style-name="ce27" office:value-type="string" calcext:value-type="string">
            <text:p>Intervall</text:p>
          </table:table-cell>
          <table:table-cell table:style-name="ce27" office:value-type="string" calcext:value-type="string">
            <text:p>Frequency</text:p>
          </table:table-cell>
          <table:table-cell table:number-columns-repeated="1015"/>
        </table:table-row>
        <table:table-row table:style-name="ro3">
          <table:table-cell/>
          <table:table-cell table:style-name="ce23" table:number-matrix-columns-spanned="1" table:number-matrix-rows-spanned="250" table:formula="of:=TRANSPOSE(INFO.OBBA.OBBA.OBGET(INFO.OBBA.OBBA.OBCALL(&quot;&quot;;[.B46];&quot;getRealizations&quot;)))" office:value-type="float" office:value="80.0667554930018" calcext:value-type="float">
            <text:p>80,067</text:p>
          </table:table-cell>
          <table:table-cell table:style-name="ce23" table:number-matrix-columns-spanned="1" table:number-matrix-rows-spanned="250" table:formula="of:=TRANSPOSE(INFO.OBBA.OBBA.OBGET(INFO.OBBA.OBBA.OBCALL(&quot;&quot;;[.C46];&quot;getRealizations&quot;)))" office:value-type="float" office:value="0" calcext:value-type="float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B46];&quot;getHistogram&quot;;INFO.OBBA.OBBA.OBMAKE(&quot;&quot;;&quot;int&quot;;[.F43]);INFO.OBBA.OBBA.OBMAKE(&quot;&quot;;&quot;double&quot;;[.F44]))))" office:value-type="float" office:value="-14.7685113646924" calcext:value-type="float">
            <text:p>-14,76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C46];&quot;getHistogram&quot;;INFO.OBBA.OBBA.OBMAKE(&quot;&quot;;&quot;int&quot;;[.F43]);INFO.OBBA.OBBA.OBMAKE(&quot;&quot;;&quot;double&quot;;[.F44]))))" office:value-type="float" office:value="-37.1983127604512" calcext:value-type="float">
            <text:p>-37,198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307561346396" calcext:value-type="float">
            <text:p>113,30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4.26077113570269" calcext:value-type="float">
            <text:p>-4,26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33.7414119756707" calcext:value-type="float">
            <text:p>-33,741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3.96187958854" calcext:value-type="float">
            <text:p>193,962</text:p>
          </table:table-cell>
          <table:table-cell table:style-name="ce23" office:value-type="float" office:value="13.753117416353" calcext:value-type="float">
            <text:p>13,753</text:p>
          </table:table-cell>
          <table:table-cell table:style-name="ce23"/>
          <table:table-cell table:style-name="ce23" office:value-type="float" office:value="6.24696909328697" calcext:value-type="float">
            <text:p>6,24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30.2845111908903" calcext:value-type="float">
            <text:p>-30,285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2406181126808" calcext:value-type="float">
            <text:p>71,2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6.7547093222767" calcext:value-type="float">
            <text:p>16,75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26.8276104061098" calcext:value-type="float">
            <text:p>-26,828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9681662228906" calcext:value-type="float">
            <text:p>87,96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27.2624495512663" calcext:value-type="float">
            <text:p>27,26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23.3707096213293" calcext:value-type="float">
            <text:p>-23,371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950601899751" calcext:value-type="float">
            <text:p>117,951</text:p>
          </table:table-cell>
          <table:table-cell table:style-name="ce23" office:value-type="float" office:value="4.50574192135028" calcext:value-type="float">
            <text:p>4,506</text:p>
          </table:table-cell>
          <table:table-cell table:style-name="ce23"/>
          <table:table-cell table:style-name="ce23" office:value-type="float" office:value="37.770189780256" calcext:value-type="float">
            <text:p>37,770</text:p>
          </table:table-cell>
          <table:table-cell table:style-name="ce23" office:value-type="float" office:value="0.0038" calcext:value-type="float">
            <text:p>0,004</text:p>
          </table:table-cell>
          <table:table-cell table:style-name="ce23"/>
          <table:table-cell table:style-name="ce23" office:value-type="float" office:value="-19.9138088365489" calcext:value-type="float">
            <text:p>-19,914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7.2232756583687" calcext:value-type="float">
            <text:p>77,22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48.2779300092457" calcext:value-type="float">
            <text:p>48,278</text:p>
          </table:table-cell>
          <table:table-cell table:style-name="ce23" office:value-type="float" office:value="0.0156" calcext:value-type="float">
            <text:p>0,016</text:p>
          </table:table-cell>
          <table:table-cell table:style-name="ce23"/>
          <table:table-cell table:style-name="ce23" office:value-type="float" office:value="-16.4569080517684" calcext:value-type="float">
            <text:p>-16,457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1.558886766689" calcext:value-type="float">
            <text:p>121,559</text:p>
          </table:table-cell>
          <table:table-cell table:style-name="ce23" office:value-type="float" office:value="2.72293031029741" calcext:value-type="float">
            <text:p>2,723</text:p>
          </table:table-cell>
          <table:table-cell table:style-name="ce23"/>
          <table:table-cell table:style-name="ce23" office:value-type="float" office:value="58.7856702382354" calcext:value-type="float">
            <text:p>58,786</text:p>
          </table:table-cell>
          <table:table-cell table:style-name="ce23" office:value-type="float" office:value="0.0438" calcext:value-type="float">
            <text:p>0,044</text:p>
          </table:table-cell>
          <table:table-cell table:style-name="ce23"/>
          <table:table-cell table:style-name="ce23" office:value-type="float" office:value="-13.000007266988" calcext:value-type="float">
            <text:p>-13,000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16.295766796896" calcext:value-type="float">
            <text:p>316,296</text:p>
          </table:table-cell>
          <table:table-cell table:style-name="ce23" office:value-type="float" office:value="80.0111053393251" calcext:value-type="float">
            <text:p>80,011</text:p>
          </table:table-cell>
          <table:table-cell table:style-name="ce23"/>
          <table:table-cell table:style-name="ce23" office:value-type="float" office:value="69.2934104672251" calcext:value-type="float">
            <text:p>69,293</text:p>
          </table:table-cell>
          <table:table-cell table:style-name="ce23" office:value-type="float" office:value="0.0747" calcext:value-type="float">
            <text:p>0,075</text:p>
          </table:table-cell>
          <table:table-cell table:style-name="ce23"/>
          <table:table-cell table:style-name="ce23" office:value-type="float" office:value="-9.54310648220751" calcext:value-type="float">
            <text:p>-9,543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7887824422444" calcext:value-type="float">
            <text:p>86,78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79.8011506962147" calcext:value-type="float">
            <text:p>79,801</text:p>
          </table:table-cell>
          <table:table-cell table:style-name="ce23" office:value-type="float" office:value="0.0965" calcext:value-type="float">
            <text:p>0,097</text:p>
          </table:table-cell>
          <table:table-cell table:style-name="ce23"/>
          <table:table-cell table:style-name="ce23" office:value-type="float" office:value="-6.08620569742705" calcext:value-type="float">
            <text:p>-6,086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371331173832" calcext:value-type="float">
            <text:p>101,37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90.3088909252044" calcext:value-type="float">
            <text:p>90,309</text:p>
          </table:table-cell>
          <table:table-cell table:style-name="ce23" office:value-type="float" office:value="0.1132" calcext:value-type="float">
            <text:p>0,113</text:p>
          </table:table-cell>
          <table:table-cell table:style-name="ce23"/>
          <table:table-cell table:style-name="ce23" office:value-type="float" office:value="-2.6293049126466" calcext:value-type="float">
            <text:p>-2,629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151137834743" calcext:value-type="float">
            <text:p>122,15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00.816631154194" calcext:value-type="float">
            <text:p>100,817</text:p>
          </table:table-cell>
          <table:table-cell table:style-name="ce23" office:value-type="float" office:value="0.1142" calcext:value-type="float">
            <text:p>0,114</text:p>
          </table:table-cell>
          <table:table-cell table:style-name="ce23"/>
          <table:table-cell table:style-name="ce23" office:value-type="float" office:value="0.82759587213386" calcext:value-type="float">
            <text:p>0,828</text:p>
          </table:table-cell>
          <table:table-cell table:style-name="ce23" office:value-type="float" office:value="0.7285" calcext:value-type="float">
            <text:p>0,72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449162669895" calcext:value-type="float">
            <text:p>135,449</text:p>
          </table:table-cell>
          <table:table-cell table:style-name="ce23" office:value-type="float" office:value="13.5663082397373" calcext:value-type="float">
            <text:p>13,566</text:p>
          </table:table-cell>
          <table:table-cell table:style-name="ce23"/>
          <table:table-cell table:style-name="ce23" office:value-type="float" office:value="111.324371383184" calcext:value-type="float">
            <text:p>111,324</text:p>
          </table:table-cell>
          <table:table-cell table:style-name="ce23" office:value-type="float" office:value="0.1057" calcext:value-type="float">
            <text:p>0,106</text:p>
          </table:table-cell>
          <table:table-cell table:style-name="ce23"/>
          <table:table-cell table:style-name="ce23" office:value-type="float" office:value="4.28449665691432" calcext:value-type="float">
            <text:p>4,284</text:p>
          </table:table-cell>
          <table:table-cell table:style-name="ce23" office:value-type="float" office:value="0.041" calcext:value-type="float">
            <text:p>0,04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158617866985" calcext:value-type="float">
            <text:p>102,1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21.832111612173" calcext:value-type="float">
            <text:p>121,832</text:p>
          </table:table-cell>
          <table:table-cell table:style-name="ce23" office:value-type="float" office:value="0.0922" calcext:value-type="float">
            <text:p>0,092</text:p>
          </table:table-cell>
          <table:table-cell table:style-name="ce23"/>
          <table:table-cell table:style-name="ce23" office:value-type="float" office:value="7.74139744169478" calcext:value-type="float">
            <text:p>7,741</text:p>
          </table:table-cell>
          <table:table-cell table:style-name="ce23" office:value-type="float" office:value="0.0334" calcext:value-type="float">
            <text:p>0,03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8.892768646174" calcext:value-type="float">
            <text:p>148,893</text:p>
          </table:table-cell>
          <table:table-cell table:style-name="ce23" office:value-type="float" office:value="9.84294219406654" calcext:value-type="float">
            <text:p>9,843</text:p>
          </table:table-cell>
          <table:table-cell table:style-name="ce23"/>
          <table:table-cell table:style-name="ce23" office:value-type="float" office:value="132.339851841163" calcext:value-type="float">
            <text:p>132,340</text:p>
          </table:table-cell>
          <table:table-cell table:style-name="ce23" office:value-type="float" office:value="0.0768" calcext:value-type="float">
            <text:p>0,077</text:p>
          </table:table-cell>
          <table:table-cell table:style-name="ce23"/>
          <table:table-cell table:style-name="ce23" office:value-type="float" office:value="11.1982982264752" calcext:value-type="float">
            <text:p>11,198</text:p>
          </table:table-cell>
          <table:table-cell table:style-name="ce23" office:value-type="float" office:value="0.0327" calcext:value-type="float">
            <text:p>0,03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0122876847395" calcext:value-type="float">
            <text:p>86,01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42.847592070153" calcext:value-type="float">
            <text:p>142,848</text:p>
          </table:table-cell>
          <table:table-cell table:style-name="ce23" office:value-type="float" office:value="0.0669" calcext:value-type="float">
            <text:p>0,067</text:p>
          </table:table-cell>
          <table:table-cell table:style-name="ce23"/>
          <table:table-cell table:style-name="ce23" office:value-type="float" office:value="14.6551990112557" calcext:value-type="float">
            <text:p>14,655</text:p>
          </table:table-cell>
          <table:table-cell table:style-name="ce23" office:value-type="float" office:value="0.0281" calcext:value-type="float">
            <text:p>0,028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8002701434526" calcext:value-type="float">
            <text:p>73,8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53.355332299142" calcext:value-type="float">
            <text:p>153,355</text:p>
          </table:table-cell>
          <table:table-cell table:style-name="ce23" office:value-type="float" office:value="0.054" calcext:value-type="float">
            <text:p>0,054</text:p>
          </table:table-cell>
          <table:table-cell table:style-name="ce23"/>
          <table:table-cell table:style-name="ce23" office:value-type="float" office:value="18.1120997960361" calcext:value-type="float">
            <text:p>18,112</text:p>
          </table:table-cell>
          <table:table-cell table:style-name="ce23" office:value-type="float" office:value="0.0215" calcext:value-type="float">
            <text:p>0,02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9704557391805" calcext:value-type="float">
            <text:p>94,97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63.863072528132" calcext:value-type="float">
            <text:p>163,863</text:p>
          </table:table-cell>
          <table:table-cell table:style-name="ce23" office:value-type="float" office:value="0.0371" calcext:value-type="float">
            <text:p>0,037</text:p>
          </table:table-cell>
          <table:table-cell table:style-name="ce23"/>
          <table:table-cell table:style-name="ce23" office:value-type="float" office:value="21.5690005808166" calcext:value-type="float">
            <text:p>21,569</text:p>
          </table:table-cell>
          <table:table-cell table:style-name="ce23" office:value-type="float" office:value="0.0217" calcext:value-type="float">
            <text:p>0,02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43734792213" calcext:value-type="float">
            <text:p>132,43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74.370812757122" calcext:value-type="float">
            <text:p>174,371</text:p>
          </table:table-cell>
          <table:table-cell table:style-name="ce23" office:value-type="float" office:value="0.0277" calcext:value-type="float">
            <text:p>0,028</text:p>
          </table:table-cell>
          <table:table-cell table:style-name="ce23"/>
          <table:table-cell table:style-name="ce23" office:value-type="float" office:value="25.0259013655971" calcext:value-type="float">
            <text:p>25,026</text:p>
          </table:table-cell>
          <table:table-cell table:style-name="ce23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479208433274" calcext:value-type="float">
            <text:p>101,47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84.878552986112" calcext:value-type="float">
            <text:p>184,879</text:p>
          </table:table-cell>
          <table:table-cell table:style-name="ce23" office:value-type="float" office:value="0.0217" calcext:value-type="float">
            <text:p>0,022</text:p>
          </table:table-cell>
          <table:table-cell table:style-name="ce23"/>
          <table:table-cell table:style-name="ce23" office:value-type="float" office:value="28.4828021503775" calcext:value-type="float">
            <text:p>28,483</text:p>
          </table:table-cell>
          <table:table-cell table:style-name="ce23" office:value-type="float" office:value="0.0116" calcext:value-type="float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681284833401" calcext:value-type="float">
            <text:p>146,681</text:p>
          </table:table-cell>
          <table:table-cell table:style-name="ce23" office:value-type="float" office:value="15.7698426532243" calcext:value-type="float">
            <text:p>15,770</text:p>
          </table:table-cell>
          <table:table-cell table:style-name="ce23"/>
          <table:table-cell table:style-name="ce23" office:value-type="float" office:value="195.386293215101" calcext:value-type="float">
            <text:p>195,386</text:p>
          </table:table-cell>
          <table:table-cell table:style-name="ce23" office:value-type="float" office:value="0.0144" calcext:value-type="float">
            <text:p>0,014</text:p>
          </table:table-cell>
          <table:table-cell table:style-name="ce23"/>
          <table:table-cell table:style-name="ce23" office:value-type="float" office:value="31.939702935158" calcext:value-type="float">
            <text:p>31,940</text:p>
          </table:table-cell>
          <table:table-cell table:style-name="ce23" office:value-type="float" office:value="0.0112" calcext:value-type="float">
            <text:p>0,01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204343574262" calcext:value-type="float">
            <text:p>74,20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205.894033444091" calcext:value-type="float">
            <text:p>205,894</text:p>
          </table:table-cell>
          <table:table-cell table:style-name="ce23" office:value-type="float" office:value="0.0114" calcext:value-type="float">
            <text:p>0,011</text:p>
          </table:table-cell>
          <table:table-cell table:style-name="ce23"/>
          <table:table-cell table:style-name="ce23" office:value-type="float" office:value="35.3966037199384" calcext:value-type="float">
            <text:p>35,397</text:p>
          </table:table-cell>
          <table:table-cell table:style-name="ce23" office:value-type="float" office:value="0.0095" calcext:value-type="float">
            <text:p>0,01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311036325914" calcext:value-type="float">
            <text:p>110,31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216.401773673081" calcext:value-type="float">
            <text:p>216,402</text:p>
          </table:table-cell>
          <table:table-cell table:style-name="ce23" office:value-type="float" office:value="0.0075" calcext:value-type="float">
            <text:p>0,008</text:p>
          </table:table-cell>
          <table:table-cell table:style-name="ce23"/>
          <table:table-cell table:style-name="ce23" office:value-type="float" office:value="38.8535045047189" calcext:value-type="float">
            <text:p>38,854</text:p>
          </table:table-cell>
          <table:table-cell table:style-name="ce23" office:value-type="float" office:value="0.0092" calcext:value-type="float">
            <text:p>0,00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1198580866066" calcext:value-type="float">
            <text:p>94,12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226.90951390207" calcext:value-type="float">
            <text:p>226,910</text:p>
          </table:table-cell>
          <table:table-cell table:style-name="ce23" office:value-type="float" office:value="0.0069" calcext:value-type="float">
            <text:p>0,007</text:p>
          </table:table-cell>
          <table:table-cell table:style-name="ce23"/>
          <table:table-cell table:style-name="ce23" office:value-type="float" office:value="42.3104052894993" calcext:value-type="float">
            <text:p>42,310</text:p>
          </table:table-cell>
          <table:table-cell table:style-name="ce23" office:value-type="float" office:value="0.0054" calcext:value-type="float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371826114936" calcext:value-type="float">
            <text:p>143,372</text:p>
          </table:table-cell>
          <table:table-cell table:style-name="ce23" office:value-type="float" office:value="15.6897943562216" calcext:value-type="float">
            <text:p>15,690</text:p>
          </table:table-cell>
          <table:table-cell table:style-name="ce23"/>
          <table:table-cell table:style-name="ce23" office:value-type="float" office:value="237.41725413106" calcext:value-type="float">
            <text:p>237,417</text:p>
          </table:table-cell>
          <table:table-cell table:style-name="ce23" office:value-type="float" office:value="0.0044" calcext:value-type="float">
            <text:p>0,004</text:p>
          </table:table-cell>
          <table:table-cell table:style-name="ce23"/>
          <table:table-cell table:style-name="ce23" office:value-type="float" office:value="45.7673060742798" calcext:value-type="float">
            <text:p>45,767</text:p>
          </table:table-cell>
          <table:table-cell table:style-name="ce23" office:value-type="float" office:value="0.0052" calcext:value-type="float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6.74089321064" calcext:value-type="float">
            <text:p>96,7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247.92499436005" calcext:value-type="float">
            <text:p>247,925</text:p>
          </table:table-cell>
          <table:table-cell table:style-name="ce23" office:value-type="float" office:value="0.0115" calcext:value-type="float">
            <text:p>0,012</text:p>
          </table:table-cell>
          <table:table-cell table:style-name="ce23"/>
          <table:table-cell table:style-name="ce23" office:value-type="float" office:value="49.2242068590603" calcext:value-type="float">
            <text:p>49,224</text:p>
          </table:table-cell>
          <table:table-cell table:style-name="ce23" office:value-type="float" office:value="0.026" calcext:value-type="float">
            <text:p>0,02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8.9815010602749" calcext:value-type="float">
            <text:p>48,98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972334355464" calcext:value-type="float">
            <text:p>146,972</text:p>
          </table:table-cell>
          <table:table-cell table:style-name="ce23" office:value-type="float" office:value="11.703358788497" calcext:value-type="float">
            <text:p>11,70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1.5226026005912" calcext:value-type="float">
            <text:p>51,52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920368804502" calcext:value-type="float">
            <text:p>137,920</text:p>
          </table:table-cell>
          <table:table-cell table:style-name="ce23" office:value-type="float" office:value="34.6898951616534" calcext:value-type="float">
            <text:p>34,69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7.63258059158" calcext:value-type="float">
            <text:p>157,633</text:p>
          </table:table-cell>
          <table:table-cell table:style-name="ce23" office:value-type="float" office:value="14.4088136008156" calcext:value-type="float">
            <text:p>14,40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421705401138" calcext:value-type="float">
            <text:p>110,42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4.395785426796" calcext:value-type="float">
            <text:p>154,3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6.527212619438" calcext:value-type="float">
            <text:p>116,52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528219722581" calcext:value-type="float">
            <text:p>144,52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647465479797" calcext:value-type="float">
            <text:p>108,64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1.7494363308728" calcext:value-type="float">
            <text:p>91,74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9.6879461562404" calcext:value-type="float">
            <text:p>89,68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8.647805790421" calcext:value-type="float">
            <text:p>128,64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0.242338703875" calcext:value-type="float">
            <text:p>100,24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305956611606" calcext:value-type="float">
            <text:p>108,30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9.175563500511" calcext:value-type="float">
            <text:p>159,176</text:p>
          </table:table-cell>
          <table:table-cell table:style-name="ce23" office:value-type="float" office:value="15.9458797200859" calcext:value-type="float">
            <text:p>15,94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148667976609" calcext:value-type="float">
            <text:p>146,149</text:p>
          </table:table-cell>
          <table:table-cell table:style-name="ce23" office:value-type="float" office:value="3.16629766297598" calcext:value-type="float">
            <text:p>3,16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3.8186488030082" calcext:value-type="float">
            <text:p>93,81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8064360212784" calcext:value-type="float">
            <text:p>71,80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04.104877041824" calcext:value-type="float">
            <text:p>304,105</text:p>
          </table:table-cell>
          <table:table-cell table:style-name="ce23" office:value-type="float" office:value="103.738616216807" calcext:value-type="float">
            <text:p>103,73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0115992939" calcext:value-type="float">
            <text:p>102,01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514136659235" calcext:value-type="float">
            <text:p>126,51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2.185476452" calcext:value-type="float">
            <text:p>182,185</text:p>
          </table:table-cell>
          <table:table-cell table:style-name="ce23" office:value-type="float" office:value="32.8578750021226" calcext:value-type="float">
            <text:p>32,85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159143250852" calcext:value-type="float">
            <text:p>106,1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0.549925104814" calcext:value-type="float">
            <text:p>130,550</text:p>
          </table:table-cell>
          <table:table-cell table:style-name="ce23" office:value-type="float" office:value="3.72804998376548" calcext:value-type="float">
            <text:p>3,72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0.064062328527" calcext:value-type="float">
            <text:p>150,064</text:p>
          </table:table-cell>
          <table:table-cell table:style-name="ce23" office:value-type="float" office:value="1.54269123220858" calcext:value-type="float">
            <text:p>1,54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8957524084206" calcext:value-type="float">
            <text:p>74,8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1243152255501" calcext:value-type="float">
            <text:p>88,12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7.800103708512" calcext:value-type="float">
            <text:p>77,8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8212400985889" calcext:value-type="float">
            <text:p>82,82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5.4808749073591" calcext:value-type="float">
            <text:p>75,48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8960236871052" calcext:value-type="float">
            <text:p>82,8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914158610926" calcext:value-type="float">
            <text:p>115,91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249320028311" calcext:value-type="float">
            <text:p>115,24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3.3886697342854" calcext:value-type="float">
            <text:p>83,38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8.3613601677271" calcext:value-type="float">
            <text:p>98,36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5.34167472031" calcext:value-type="float">
            <text:p>125,34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1.67881550122" calcext:value-type="float">
            <text:p>171,679</text:p>
          </table:table-cell>
          <table:table-cell table:style-name="ce23" office:value-type="float" office:value="51.6707764291635" calcext:value-type="float">
            <text:p>51,67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148061985376" calcext:value-type="float">
            <text:p>102,14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0.860383631356" calcext:value-type="float">
            <text:p>100,86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2656330113129" calcext:value-type="float">
            <text:p>90,26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682913458019" calcext:value-type="float">
            <text:p>107,68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7.1864222755774" calcext:value-type="float">
            <text:p>77,18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99454969097" calcext:value-type="float">
            <text:p>117,99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060442214298" calcext:value-type="float">
            <text:p>132,060</text:p>
          </table:table-cell>
          <table:table-cell table:style-name="ce23" office:value-type="float" office:value="3.45355693771365" calcext:value-type="float">
            <text:p>3,45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1.9051624357094" calcext:value-type="float">
            <text:p>91,905</text:p>
          </table:table-cell>
          <table:table-cell table:style-name="ce23" office:value-type="float" office:value="7.77119845795396" calcext:value-type="float">
            <text:p>7,77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9.634238664226" calcext:value-type="float">
            <text:p>169,634</text:p>
          </table:table-cell>
          <table:table-cell table:style-name="ce23" office:value-type="float" office:value="35.575902709717" calcext:value-type="float">
            <text:p>35,57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5407850360039" calcext:value-type="float">
            <text:p>94,5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9.895351022079" calcext:value-type="float">
            <text:p>179,895</text:p>
          </table:table-cell>
          <table:table-cell table:style-name="ce23" office:value-type="float" office:value="27.7691680426164" calcext:value-type="float">
            <text:p>27,76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2370157092981" calcext:value-type="float">
            <text:p>90,23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171161243943" calcext:value-type="float">
            <text:p>102,17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8.398209302673" calcext:value-type="float">
            <text:p>138,398</text:p>
          </table:table-cell>
          <table:table-cell table:style-name="ce23" office:value-type="float" office:value="1.81607161543952" calcext:value-type="float">
            <text:p>1,81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034707297587" calcext:value-type="float">
            <text:p>109,03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7176274940898" calcext:value-type="float">
            <text:p>99,71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9366131374088" calcext:value-type="float">
            <text:p>84,93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3.0957593665945" calcext:value-type="float">
            <text:p>83,0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8963098737264" calcext:value-type="float">
            <text:p>86,8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268974365898" calcext:value-type="float">
            <text:p>120,26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12.009916490377" calcext:value-type="float">
            <text:p>212,010</text:p>
          </table:table-cell>
          <table:table-cell table:style-name="ce23" office:value-type="float" office:value="23.0703383389901" calcext:value-type="float">
            <text:p>23,07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392112459501" calcext:value-type="float">
            <text:p>132,39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123698433235" calcext:value-type="float">
            <text:p>81,12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1.91696423662" calcext:value-type="float">
            <text:p>141,917</text:p>
          </table:table-cell>
          <table:table-cell table:style-name="ce23" office:value-type="float" office:value="5.17878856656078" calcext:value-type="float">
            <text:p>5,17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049574513016" calcext:value-type="float">
            <text:p>122,05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2.1804744078242" calcext:value-type="float">
            <text:p>92,18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2.4689005649256" calcext:value-type="float">
            <text:p>92,46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2.625933584615" calcext:value-type="float">
            <text:p>182,626</text:p>
          </table:table-cell>
          <table:table-cell table:style-name="ce23" office:value-type="float" office:value="15.5977139945305" calcext:value-type="float">
            <text:p>15,59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916859415812" calcext:value-type="float">
            <text:p>124,91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89770493579" calcext:value-type="float">
            <text:p>126,898</text:p>
          </table:table-cell>
          <table:table-cell table:style-name="ce23" office:value-type="float" office:value="0.1002289294211" calcext:value-type="float">
            <text:p>0,1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8543147557237" calcext:value-type="float">
            <text:p>87,85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5.7585159215831" calcext:value-type="float">
            <text:p>55,7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4.135487139882" calcext:value-type="float">
            <text:p>204,135</text:p>
          </table:table-cell>
          <table:table-cell table:style-name="ce23" office:value-type="float" office:value="47.0219745591702" calcext:value-type="float">
            <text:p>47,02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0.251608488439" calcext:value-type="float">
            <text:p>130,252</text:p>
          </table:table-cell>
          <table:table-cell table:style-name="ce23" office:value-type="float" office:value="8.43088302306807" calcext:value-type="float">
            <text:p>8,43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0724094505927" calcext:value-type="float">
            <text:p>74,07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20.837859709375" calcext:value-type="float">
            <text:p>220,838</text:p>
          </table:table-cell>
          <table:table-cell table:style-name="ce23" office:value-type="float" office:value="55.1982530404971" calcext:value-type="float">
            <text:p>55,19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9.347293703674" calcext:value-type="float">
            <text:p>149,347</text:p>
          </table:table-cell>
          <table:table-cell table:style-name="ce23" office:value-type="float" office:value="18.0918010196445" calcext:value-type="float">
            <text:p>18,09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7.796059411244" calcext:value-type="float">
            <text:p>127,7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8411516558015" calcext:value-type="float">
            <text:p>73,8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4359587838623" calcext:value-type="float">
            <text:p>74,43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115853821158" calcext:value-type="float">
            <text:p>102,11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2111447691852" calcext:value-type="float">
            <text:p>85,21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672073649735" calcext:value-type="float">
            <text:p>126,67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5627487021433" calcext:value-type="float">
            <text:p>81,56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7.504452614115" calcext:value-type="float">
            <text:p>167,504</text:p>
          </table:table-cell>
          <table:table-cell table:style-name="ce23" office:value-type="float" office:value="16.855104316614" calcext:value-type="float">
            <text:p>16,85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6.2594133063064" calcext:value-type="float">
            <text:p>46,2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6346520843248" calcext:value-type="float">
            <text:p>90,63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0.461375058073" calcext:value-type="float">
            <text:p>190,461</text:p>
          </table:table-cell>
          <table:table-cell table:style-name="ce23" office:value-type="float" office:value="43.134254367538" calcext:value-type="float">
            <text:p>43,13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22.355607520906" calcext:value-type="float">
            <text:p>222,356</text:p>
          </table:table-cell>
          <table:table-cell table:style-name="ce23" office:value-type="float" office:value="55.3585372808399" calcext:value-type="float">
            <text:p>55,35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8.5891920210118" calcext:value-type="float">
            <text:p>58,58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9478518943851" calcext:value-type="float">
            <text:p>87,94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2.964534226901" calcext:value-type="float">
            <text:p>162,965</text:p>
          </table:table-cell>
          <table:table-cell table:style-name="ce23" office:value-type="float" office:value="25.7003344846997" calcext:value-type="float">
            <text:p>25,7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785094352911" calcext:value-type="float">
            <text:p>108,78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2852375297767" calcext:value-type="float">
            <text:p>66,28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5.8763190091363" calcext:value-type="float">
            <text:p>75,87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9.162700902587" calcext:value-type="float">
            <text:p>169,163</text:p>
          </table:table-cell>
          <table:table-cell table:style-name="ce23" office:value-type="float" office:value="18.6169277374983" calcext:value-type="float">
            <text:p>18,61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6597426139344" calcext:value-type="float">
            <text:p>87,66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782928686063" calcext:value-type="float">
            <text:p>120,78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205758676692" calcext:value-type="float">
            <text:p>137,206</text:p>
          </table:table-cell>
          <table:table-cell table:style-name="ce23" office:value-type="float" office:value="12.1586833048049" calcext:value-type="float">
            <text:p>12,15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124694514066" calcext:value-type="float">
            <text:p>107,12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7894979172085" calcext:value-type="float">
            <text:p>78,78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2.3609711548865" calcext:value-type="float">
            <text:p>72,36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2843738083356" calcext:value-type="float">
            <text:p>76,28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871791478739" calcext:value-type="float">
            <text:p>144,87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1.783007507793" calcext:value-type="float">
            <text:p>141,783</text:p>
          </table:table-cell>
          <table:table-cell table:style-name="ce23" office:value-type="float" office:value="16.6106000131387" calcext:value-type="float">
            <text:p>16,61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8.372526500636" calcext:value-type="float">
            <text:p>128,37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429891290286" calcext:value-type="float">
            <text:p>142,430</text:p>
          </table:table-cell>
          <table:table-cell table:style-name="ce23" office:value-type="float" office:value="0.420192946432158" calcext:value-type="float">
            <text:p>0,42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4690187804611" calcext:value-type="float">
            <text:p>81,46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1875762831344" calcext:value-type="float">
            <text:p>94,18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163119218006" calcext:value-type="float">
            <text:p>118,16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4872232673649" calcext:value-type="float">
            <text:p>85,48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3.352342852522" calcext:value-type="float">
            <text:p>153,352</text:p>
          </table:table-cell>
          <table:table-cell table:style-name="ce23" office:value-type="float" office:value="4.07190401955958" calcext:value-type="float">
            <text:p>4,07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517870626833" calcext:value-type="float">
            <text:p>117,518</text:p>
          </table:table-cell>
          <table:table-cell table:style-name="ce23" office:value-type="float" office:value="3.1373203613487" calcext:value-type="float">
            <text:p>3,13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7768007206973" calcext:value-type="float">
            <text:p>82,77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6.868941099668" calcext:value-type="float">
            <text:p>186,869</text:p>
          </table:table-cell>
          <table:table-cell table:style-name="ce23" office:value-type="float" office:value="28.266938380314" calcext:value-type="float">
            <text:p>28,26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036354311399" calcext:value-type="float">
            <text:p>101,03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6677910983048" calcext:value-type="float">
            <text:p>81,66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0.580697515672" calcext:value-type="float">
            <text:p>100,58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0.025311264238" calcext:value-type="float">
            <text:p>130,02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5.768163336864" calcext:value-type="float">
            <text:p>165,768</text:p>
          </table:table-cell>
          <table:table-cell table:style-name="ce23" office:value-type="float" office:value="7.5643442810896" calcext:value-type="float">
            <text:p>7,56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178605645246" calcext:value-type="float">
            <text:p>143,179</text:p>
          </table:table-cell>
          <table:table-cell table:style-name="ce23" office:value-type="float" office:value="0.343335533673676" calcext:value-type="float">
            <text:p>0,34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9.0407008820231" calcext:value-type="float">
            <text:p>69,0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697615598116" calcext:value-type="float">
            <text:p>115,698</text:p>
          </table:table-cell>
          <table:table-cell table:style-name="ce23" office:value-type="float" office:value="1.49319944964185" calcext:value-type="float">
            <text:p>1,49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9487477463655" calcext:value-type="float">
            <text:p>74,94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8898354149866" calcext:value-type="float">
            <text:p>94,89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990102144363" calcext:value-type="float">
            <text:p>114,99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36834001489" calcext:value-type="float">
            <text:p>135,36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1.715123838884" calcext:value-type="float">
            <text:p>151,715</text:p>
          </table:table-cell>
          <table:table-cell table:style-name="ce23" office:value-type="float" office:value="7.48423589728143" calcext:value-type="float">
            <text:p>7,48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9287754324177" calcext:value-type="float">
            <text:p>82,92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6683459835193" calcext:value-type="float">
            <text:p>78,66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04910803007" calcext:value-type="float">
            <text:p>143,049</text:p>
          </table:table-cell>
          <table:table-cell table:style-name="ce23" office:value-type="float" office:value="4.34469939548827" calcext:value-type="float">
            <text:p>4,34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242838697403" calcext:value-type="float">
            <text:p>118,24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8310273035474" calcext:value-type="float">
            <text:p>86,83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9.6527124040479" calcext:value-type="float">
            <text:p>89,65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896050519518" calcext:value-type="float">
            <text:p>143,8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59454572167" calcext:value-type="float">
            <text:p>126,59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4.782682037275" calcext:value-type="float">
            <text:p>104,78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5.787415865993" calcext:value-type="float">
            <text:p>155,78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2.0635704713399" calcext:value-type="float">
            <text:p>92,06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259321489166" calcext:value-type="float">
            <text:p>146,259</text:p>
          </table:table-cell>
          <table:table-cell table:style-name="ce23" office:value-type="float" office:value="22.5516849469609" calcext:value-type="float">
            <text:p>22,55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9040789425969" calcext:value-type="float">
            <text:p>94,90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4.798369058046" calcext:value-type="float">
            <text:p>154,798</text:p>
          </table:table-cell>
          <table:table-cell table:style-name="ce23" office:value-type="float" office:value="8.67366235649083" calcext:value-type="float">
            <text:p>8,67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1.9544891388623" calcext:value-type="float">
            <text:p>91,95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2.0702104431877" calcext:value-type="float">
            <text:p>62,07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9.6096255501631" calcext:value-type="float">
            <text:p>89,61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9.67308033149" calcext:value-type="float">
            <text:p>159,673</text:p>
          </table:table-cell>
          <table:table-cell table:style-name="ce23" office:value-type="float" office:value="4.61395716107876" calcext:value-type="float">
            <text:p>4,61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4723920265712" calcext:value-type="float">
            <text:p>73,47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8.7924784365037" calcext:value-type="float">
            <text:p>98,79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5550682851978" calcext:value-type="float">
            <text:p>74,55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4996351046084" calcext:value-type="float">
            <text:p>81,5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4157740821868" calcext:value-type="float">
            <text:p>84,41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2484845019767" calcext:value-type="float">
            <text:p>66,24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39201829294" calcext:value-type="float">
            <text:p>110,39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300898001827" calcext:value-type="float">
            <text:p>122,30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4.053330127579" calcext:value-type="float">
            <text:p>184,053</text:p>
          </table:table-cell>
          <table:table-cell table:style-name="ce23" office:value-type="float" office:value="15.747356694627" calcext:value-type="float">
            <text:p>15,74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3.7593622430359" calcext:value-type="float">
            <text:p>93,7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6.6611296617037" calcext:value-type="float">
            <text:p>56,66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075953151379" calcext:value-type="float">
            <text:p>132,076</text:p>
          </table:table-cell>
          <table:table-cell table:style-name="ce23" office:value-type="float" office:value="10.922484973012" calcext:value-type="float">
            <text:p>10,92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1.819493317706" calcext:value-type="float">
            <text:p>121,81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6465696041591" calcext:value-type="float">
            <text:p>86,64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9536727221908" calcext:value-type="float">
            <text:p>90,95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8.092297786967" calcext:value-type="float">
            <text:p>128,09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4372702913676" calcext:value-type="float">
            <text:p>85,43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3496237161388" calcext:value-type="float">
            <text:p>84,35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2525881875746" calcext:value-type="float">
            <text:p>88,25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9.9995470056726" calcext:value-type="float">
            <text:p>90,0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9.987904129152" calcext:value-type="float">
            <text:p>139,98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9.176452135819" calcext:value-type="float">
            <text:p>119,17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4.033301252299" calcext:value-type="float">
            <text:p>104,03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9.658762165655" calcext:value-type="float">
            <text:p>129,6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2.2056641961081" calcext:value-type="float">
            <text:p>72,20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9.495279798926" calcext:value-type="float">
            <text:p>59,49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3.6298328729769" calcext:value-type="float">
            <text:p>63,63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2.1681612049505" calcext:value-type="float">
            <text:p>72,16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247115208129" calcext:value-type="float">
            <text:p>113,24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627987382954" calcext:value-type="float">
            <text:p>144,62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2.1948325210241" calcext:value-type="float">
            <text:p>62,19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3.641429340047" calcext:value-type="float">
            <text:p>163,641</text:p>
          </table:table-cell>
          <table:table-cell table:style-name="ce23" office:value-type="float" office:value="21.0555492699869" calcext:value-type="float">
            <text:p>21,05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807000591891" calcext:value-type="float">
            <text:p>102,80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6251009080688" calcext:value-type="float">
            <text:p>74,62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3.082739634382" calcext:value-type="float">
            <text:p>153,083</text:p>
          </table:table-cell>
          <table:table-cell table:style-name="ce23" office:value-type="float" office:value="1.93090609147627" calcext:value-type="float">
            <text:p>1,93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3.9534227044118" calcext:value-type="float">
            <text:p>63,95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3.031502959682" calcext:value-type="float">
            <text:p>103,03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8.795680853347" calcext:value-type="float">
            <text:p>128,7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671843997957" calcext:value-type="float">
            <text:p>106,67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7.614012301188" calcext:value-type="float">
            <text:p>147,614</text:p>
          </table:table-cell>
          <table:table-cell table:style-name="ce23" office:value-type="float" office:value="13.5760858397538" calcext:value-type="float">
            <text:p>13,57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8425656057787" calcext:value-type="float">
            <text:p>84,84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6.570108230092" calcext:value-type="float">
            <text:p>136,57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5767863461752" calcext:value-type="float">
            <text:p>85,57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535834469341" calcext:value-type="float">
            <text:p>110,53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5.841760242455" calcext:value-type="float">
            <text:p>105,84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4238593911965" calcext:value-type="float">
            <text:p>76,42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6167299152512" calcext:value-type="float">
            <text:p>95,61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2.724555826487" calcext:value-type="float">
            <text:p>152,72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8646962083106" calcext:value-type="float">
            <text:p>88,86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7673174432996" calcext:value-type="float">
            <text:p>87,76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7.1581370382781" calcext:value-type="float">
            <text:p>67,15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8687706980018" calcext:value-type="float">
            <text:p>82,86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8.030224650505" calcext:value-type="float">
            <text:p>158,030</text:p>
          </table:table-cell>
          <table:table-cell table:style-name="ce23" office:value-type="float" office:value="24.842703102473" calcext:value-type="float">
            <text:p>24,84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9585023207653" calcext:value-type="float">
            <text:p>94,95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0.988240895461" calcext:value-type="float">
            <text:p>180,988</text:p>
          </table:table-cell>
          <table:table-cell table:style-name="ce23" office:value-type="float" office:value="47.3707454139302" calcext:value-type="float">
            <text:p>47,37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5251745832615" calcext:value-type="float">
            <text:p>74,52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836256366712" calcext:value-type="float">
            <text:p>164,836</text:p>
          </table:table-cell>
          <table:table-cell table:style-name="ce23" office:value-type="float" office:value="19.2643270717352" calcext:value-type="float">
            <text:p>19,26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3.946034736663" calcext:value-type="float">
            <text:p>193,946</text:p>
          </table:table-cell>
          <table:table-cell table:style-name="ce23" office:value-type="float" office:value="22.5672089248521" calcext:value-type="float">
            <text:p>22,56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9.8935280245338" calcext:value-type="float">
            <text:p>69,89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6.495548788622" calcext:value-type="float">
            <text:p>116,4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1.77782526927" calcext:value-type="float">
            <text:p>121,778</text:p>
          </table:table-cell>
          <table:table-cell table:style-name="ce23" office:value-type="float" office:value="7.67101209316889" calcext:value-type="float">
            <text:p>7,67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197746546885" calcext:value-type="float">
            <text:p>135,19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0.267822820856" calcext:value-type="float">
            <text:p>160,268</text:p>
          </table:table-cell>
          <table:table-cell table:style-name="ce23" office:value-type="float" office:value="13.2048738996721" calcext:value-type="float">
            <text:p>13,20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014494281892" calcext:value-type="float">
            <text:p>137,014</text:p>
          </table:table-cell>
          <table:table-cell table:style-name="ce23" office:value-type="float" office:value="0.656317012782418" calcext:value-type="float">
            <text:p>0,65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3.402525172056" calcext:value-type="float">
            <text:p>163,40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529141890347" calcext:value-type="float">
            <text:p>143,529</text:p>
          </table:table-cell>
          <table:table-cell table:style-name="ce23" office:value-type="float" office:value="19.5089446194216" calcext:value-type="float">
            <text:p>19,50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22.514677044555" calcext:value-type="float">
            <text:p>222,515</text:p>
          </table:table-cell>
          <table:table-cell table:style-name="ce23" office:value-type="float" office:value="33.019622565719" calcext:value-type="float">
            <text:p>33,02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602970547585" calcext:value-type="float">
            <text:p>146,603</text:p>
          </table:table-cell>
          <table:table-cell table:style-name="ce23" office:value-type="float" office:value="10.0889436469244" calcext:value-type="float">
            <text:p>10,08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506201711576" calcext:value-type="float">
            <text:p>137,50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3.6954028266365" calcext:value-type="float">
            <text:p>83,69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5.6980240034323" calcext:value-type="float">
            <text:p>55,69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8.7208916038156" calcext:value-type="float">
            <text:p>98,72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9.9612524950102" calcext:value-type="float">
            <text:p>69,96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480979964943" calcext:value-type="float">
            <text:p>101,48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4078963796422" calcext:value-type="float">
            <text:p>85,40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7923187153432" calcext:value-type="float">
            <text:p>74,79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2.4253835567897" calcext:value-type="float">
            <text:p>72,42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5.938937402198" calcext:value-type="float">
            <text:p>125,93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5.664431239298" calcext:value-type="float">
            <text:p>105,66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4027168524861" calcext:value-type="float">
            <text:p>95,40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€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number:text> € 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1" loext:min-decimal-places="1" number:min-integer-digits="1"/>
    </number:number-style>
    <number:percentage-style style:name="N158">
      <number:number number:decimal-places="3" loext:min-decimal-places="3" number:min-integer-digits="1"/>
      <number:text>%</number:text>
    </number:percentage-style>
    <number:number-style style:name="N159">
      <number:number number:decimal-places="4" loext:min-decimal-places="4" number:min-integer-digits="1"/>
    </number:number-style>
    <number:percentage-style style:name="N160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13:00.7169298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14:42.705453778</dc:date>
    <meta:generator>LibreOffice/6.1.2.1$MacOSX_X86_64 LibreOffice_project/65905a128db06ba48db947242809d14d3f9a93fe</meta:generator>
    <meta:editing-duration>PT3H48M16S</meta:editing-duration>
    <meta:editing-cycles>26</meta:editing-cycles>
    <meta:document-statistic meta:table-count="2" meta:cell-count="16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6cm" svg:height="5.997cm" xlink:href=".." xlink:type="simple" chart:class="chart:scatter" chart:style-name="ch1">
        <chart:title svg:x="2.804cm" svg:y="0.268cm" chart:style-name="ch2">
          <text:p>Payoff</text:p>
        </chart:title>
        <chart:plot-area chart:style-name="ch3" table:cell-range-address="MonteCarloBlackScholes.B48:MonteCarloBlackScholes.C297" svg:x="-0.221cm" svg:y="0.986cm" svg:width="8.828cm" svg:height="4.512cm">
          <chartooo:coordinate-region svg:x="1.054cm" svg:y="1.144cm" svg:width="7.04cm" svg:height="3.789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48:MonteCarloBlackScholes.C297" chart:class="chart:scatter">
            <chart:domain table:cell-range-address="MonteCarloBlackScholes.B48:MonteCarloBlackScholes.B29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.0667554930018">
                <text:p>80.0667554930018</text:p>
                <draw:g>
                  <svg:desc>MonteCarloBlackScholes.B48:MonteCarloBlackScholes.B297</svg:desc>
                </draw:g>
              </table:table-cell>
              <table:table-cell office:value-type="float" office:value="0">
                <text:p>0</text:p>
                <draw:g>
                  <svg:desc>MonteCarloBlackScholes.C48:MonteCarloBlackScholes.C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307561346396">
                <text:p>113.30756134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.96187958854">
                <text:p>193.96187958854</text:p>
              </table:table-cell>
              <table:table-cell office:value-type="float" office:value="13.753117416353">
                <text:p>13.753117416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2406181126808">
                <text:p>71.240618112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9681662228906">
                <text:p>87.968166222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950601899751">
                <text:p>117.950601899751</text:p>
              </table:table-cell>
              <table:table-cell office:value-type="float" office:value="4.50574192135028">
                <text:p>4.50574192135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2232756583687">
                <text:p>77.2232756583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558886766689">
                <text:p>121.558886766689</text:p>
              </table:table-cell>
              <table:table-cell office:value-type="float" office:value="2.72293031029741">
                <text:p>2.72293031029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6.295766796896">
                <text:p>316.295766796896</text:p>
              </table:table-cell>
              <table:table-cell office:value-type="float" office:value="80.0111053393251">
                <text:p>80.0111053393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7887824422444">
                <text:p>86.788782442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371331173832">
                <text:p>101.37133117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151137834743">
                <text:p>122.151137834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.449162669895">
                <text:p>135.449162669895</text:p>
              </table:table-cell>
              <table:table-cell office:value-type="float" office:value="13.5663082397373">
                <text:p>13.5663082397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158617866985">
                <text:p>102.15861786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.892768646174">
                <text:p>148.892768646174</text:p>
              </table:table-cell>
              <table:table-cell office:value-type="float" office:value="9.84294219406654">
                <text:p>9.84294219406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0122876847395">
                <text:p>86.0122876847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8002701434526">
                <text:p>73.800270143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9704557391805">
                <text:p>94.970455739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.43734792213">
                <text:p>132.4373479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479208433274">
                <text:p>101.4792084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.681284833401">
                <text:p>146.681284833401</text:p>
              </table:table-cell>
              <table:table-cell office:value-type="float" office:value="15.7698426532243">
                <text:p>15.7698426532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204343574262">
                <text:p>74.204343574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311036325914">
                <text:p>110.311036325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.1198580866066">
                <text:p>94.1198580866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.371826114936">
                <text:p>143.371826114936</text:p>
              </table:table-cell>
              <table:table-cell office:value-type="float" office:value="15.6897943562216">
                <text:p>15.6897943562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74089321064">
                <text:p>96.7408932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9815010602749">
                <text:p>48.981501060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972334355464">
                <text:p>146.972334355464</text:p>
              </table:table-cell>
              <table:table-cell office:value-type="float" office:value="11.703358788497">
                <text:p>11.703358788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5226026005912">
                <text:p>51.5226026005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920368804502">
                <text:p>137.920368804502</text:p>
              </table:table-cell>
              <table:table-cell office:value-type="float" office:value="34.6898951616534">
                <text:p>34.6898951616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.63258059158">
                <text:p>157.63258059158</text:p>
              </table:table-cell>
              <table:table-cell office:value-type="float" office:value="14.4088136008156">
                <text:p>14.4088136008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21705401138">
                <text:p>110.42170540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.395785426796">
                <text:p>154.39578542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527212619438">
                <text:p>116.527212619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.528219722581">
                <text:p>144.52821972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647465479797">
                <text:p>108.6474654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.7494363308728">
                <text:p>91.74943633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6879461562404">
                <text:p>89.687946156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647805790421">
                <text:p>128.647805790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.242338703875">
                <text:p>100.24233870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.305956611606">
                <text:p>108.30595661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.175563500511">
                <text:p>159.175563500511</text:p>
              </table:table-cell>
              <table:table-cell office:value-type="float" office:value="15.9458797200859">
                <text:p>15.9458797200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.148667976609">
                <text:p>146.148667976609</text:p>
              </table:table-cell>
              <table:table-cell office:value-type="float" office:value="3.16629766297598">
                <text:p>3.16629766297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.8186488030082">
                <text:p>93.818648803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.8064360212784">
                <text:p>71.806436021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.104877041824">
                <text:p>304.104877041824</text:p>
              </table:table-cell>
              <table:table-cell office:value-type="float" office:value="103.738616216807">
                <text:p>103.738616216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.0115992939">
                <text:p>102.011599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514136659235">
                <text:p>126.514136659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.185476452">
                <text:p>182.185476452</text:p>
              </table:table-cell>
              <table:table-cell office:value-type="float" office:value="32.8578750021226">
                <text:p>32.8578750021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.159143250852">
                <text:p>106.15914325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.549925104814">
                <text:p>130.549925104814</text:p>
              </table:table-cell>
              <table:table-cell office:value-type="float" office:value="3.72804998376548">
                <text:p>3.7280499837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.064062328527">
                <text:p>150.064062328527</text:p>
              </table:table-cell>
              <table:table-cell office:value-type="float" office:value="1.54269123220858">
                <text:p>1.54269123220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8957524084206">
                <text:p>74.895752408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1243152255501">
                <text:p>88.1243152255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800103708512">
                <text:p>77.80010370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.8212400985889">
                <text:p>82.821240098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4808749073591">
                <text:p>75.4808749073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.8960236871052">
                <text:p>82.896023687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.914158610926">
                <text:p>115.91415861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.249320028311">
                <text:p>115.249320028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.3886697342854">
                <text:p>83.388669734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3613601677271">
                <text:p>98.3613601677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.34167472031">
                <text:p>125.3416747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.67881550122">
                <text:p>171.67881550122</text:p>
              </table:table-cell>
              <table:table-cell office:value-type="float" office:value="51.6707764291635">
                <text:p>51.6707764291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.148061985376">
                <text:p>102.148061985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.860383631356">
                <text:p>100.86038363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2656330113129">
                <text:p>90.265633011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.682913458019">
                <text:p>107.682913458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1864222755774">
                <text:p>77.1864222755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.99454969097">
                <text:p>117.9945496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.060442214298">
                <text:p>132.060442214298</text:p>
              </table:table-cell>
              <table:table-cell office:value-type="float" office:value="3.45355693771365">
                <text:p>3.45355693771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.9051624357094">
                <text:p>91.9051624357094</text:p>
              </table:table-cell>
              <table:table-cell office:value-type="float" office:value="7.77119845795396">
                <text:p>7.77119845795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.634238664226">
                <text:p>169.634238664226</text:p>
              </table:table-cell>
              <table:table-cell office:value-type="float" office:value="35.575902709717">
                <text:p>35.5759027097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.5407850360039">
                <text:p>94.540785036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9.895351022079">
                <text:p>179.895351022079</text:p>
              </table:table-cell>
              <table:table-cell office:value-type="float" office:value="27.7691680426164">
                <text:p>27.7691680426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.2370157092981">
                <text:p>90.237015709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.171161243943">
                <text:p>102.1711612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.398209302673">
                <text:p>138.398209302673</text:p>
              </table:table-cell>
              <table:table-cell office:value-type="float" office:value="1.81607161543952">
                <text:p>1.81607161543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034707297587">
                <text:p>109.03470729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7176274940898">
                <text:p>99.7176274940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9366131374088">
                <text:p>84.936613137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0957593665945">
                <text:p>83.0957593665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8963098737264">
                <text:p>86.896309873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.268974365898">
                <text:p>120.268974365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.009916490377">
                <text:p>212.009916490377</text:p>
              </table:table-cell>
              <table:table-cell office:value-type="float" office:value="23.0703383389901">
                <text:p>23.0703383389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.392112459501">
                <text:p>132.39211245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123698433235">
                <text:p>81.12369843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.91696423662">
                <text:p>141.91696423662</text:p>
              </table:table-cell>
              <table:table-cell office:value-type="float" office:value="5.17878856656078">
                <text:p>5.178788566560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.049574513016">
                <text:p>122.04957451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.1804744078242">
                <text:p>92.1804744078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.4689005649256">
                <text:p>92.468900564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.625933584615">
                <text:p>182.625933584615</text:p>
              </table:table-cell>
              <table:table-cell office:value-type="float" office:value="15.5977139945305">
                <text:p>15.5977139945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.916859415812">
                <text:p>124.916859415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.89770493579">
                <text:p>126.89770493579</text:p>
              </table:table-cell>
              <table:table-cell office:value-type="float" office:value="0.1002289294211">
                <text:p>0.100228929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.8543147557237">
                <text:p>87.854314755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.7585159215831">
                <text:p>55.7585159215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4.135487139882">
                <text:p>204.135487139882</text:p>
              </table:table-cell>
              <table:table-cell office:value-type="float" office:value="47.0219745591702">
                <text:p>47.0219745591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.251608488439">
                <text:p>130.251608488439</text:p>
              </table:table-cell>
              <table:table-cell office:value-type="float" office:value="8.43088302306807">
                <text:p>8.43088302306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.0724094505927">
                <text:p>74.072409450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0.837859709375">
                <text:p>220.837859709375</text:p>
              </table:table-cell>
              <table:table-cell office:value-type="float" office:value="55.1982530404971">
                <text:p>55.19825304049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.347293703674">
                <text:p>149.347293703674</text:p>
              </table:table-cell>
              <table:table-cell office:value-type="float" office:value="18.0918010196445">
                <text:p>18.0918010196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7.796059411244">
                <text:p>127.79605941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.8411516558015">
                <text:p>73.841151655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.4359587838623">
                <text:p>74.43595878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.115853821158">
                <text:p>102.11585382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2111447691852">
                <text:p>85.211144769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.672073649735">
                <text:p>126.67207364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.5627487021433">
                <text:p>81.562748702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.504452614115">
                <text:p>167.504452614115</text:p>
              </table:table-cell>
              <table:table-cell office:value-type="float" office:value="16.855104316614">
                <text:p>16.8551043166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.2594133063064">
                <text:p>46.259413306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.6346520843248">
                <text:p>90.634652084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0.461375058073">
                <text:p>190.461375058073</text:p>
              </table:table-cell>
              <table:table-cell office:value-type="float" office:value="43.134254367538">
                <text:p>43.1342543675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.355607520906">
                <text:p>222.355607520906</text:p>
              </table:table-cell>
              <table:table-cell office:value-type="float" office:value="55.3585372808399">
                <text:p>55.3585372808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5891920210118">
                <text:p>58.589192021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9478518943851">
                <text:p>87.9478518943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2.964534226901">
                <text:p>162.964534226901</text:p>
              </table:table-cell>
              <table:table-cell office:value-type="float" office:value="25.7003344846997">
                <text:p>25.7003344846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.785094352911">
                <text:p>108.78509435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.2852375297767">
                <text:p>66.2852375297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8763190091363">
                <text:p>75.876319009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.162700902587">
                <text:p>169.162700902587</text:p>
              </table:table-cell>
              <table:table-cell office:value-type="float" office:value="18.6169277374983">
                <text:p>18.61692773749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.6597426139344">
                <text:p>87.6597426139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782928686063">
                <text:p>120.78292868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.205758676692">
                <text:p>137.205758676692</text:p>
              </table:table-cell>
              <table:table-cell office:value-type="float" office:value="12.1586833048049">
                <text:p>12.15868330480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.124694514066">
                <text:p>107.12469451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7894979172085">
                <text:p>78.789497917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.3609711548865">
                <text:p>72.360971154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.2843738083356">
                <text:p>76.2843738083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.871791478739">
                <text:p>144.871791478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.783007507793">
                <text:p>141.783007507793</text:p>
              </table:table-cell>
              <table:table-cell office:value-type="float" office:value="16.6106000131387">
                <text:p>16.6106000131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372526500636">
                <text:p>128.372526500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.429891290286">
                <text:p>142.429891290286</text:p>
              </table:table-cell>
              <table:table-cell office:value-type="float" office:value="0.420192946432158">
                <text:p>0.4201929464321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.4690187804611">
                <text:p>81.4690187804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.1875762831344">
                <text:p>94.187576283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.163119218006">
                <text:p>118.163119218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.4872232673649">
                <text:p>85.4872232673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3.352342852522">
                <text:p>153.352342852522</text:p>
              </table:table-cell>
              <table:table-cell office:value-type="float" office:value="4.07190401955958">
                <text:p>4.071904019559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.517870626833">
                <text:p>117.517870626833</text:p>
              </table:table-cell>
              <table:table-cell office:value-type="float" office:value="3.1373203613487">
                <text:p>3.13732036134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7768007206973">
                <text:p>82.776800720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6.868941099668">
                <text:p>186.868941099668</text:p>
              </table:table-cell>
              <table:table-cell office:value-type="float" office:value="28.266938380314">
                <text:p>28.2669383803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.036354311399">
                <text:p>101.03635431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6677910983048">
                <text:p>81.667791098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.580697515672">
                <text:p>100.580697515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.025311264238">
                <text:p>130.02531126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.768163336864">
                <text:p>165.768163336864</text:p>
              </table:table-cell>
              <table:table-cell office:value-type="float" office:value="7.5643442810896">
                <text:p>7.5643442810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178605645246">
                <text:p>143.178605645246</text:p>
              </table:table-cell>
              <table:table-cell office:value-type="float" office:value="0.343335533673676">
                <text:p>0.343335533673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.0407008820231">
                <text:p>69.040700882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5.697615598116">
                <text:p>115.697615598116</text:p>
              </table:table-cell>
              <table:table-cell office:value-type="float" office:value="1.49319944964185">
                <text:p>1.49319944964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.9487477463655">
                <text:p>74.9487477463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8898354149866">
                <text:p>94.8898354149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990102144363">
                <text:p>114.99010214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.36834001489">
                <text:p>135.3683400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715123838884">
                <text:p>151.715123838884</text:p>
              </table:table-cell>
              <table:table-cell office:value-type="float" office:value="7.48423589728143">
                <text:p>7.484235897281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.9287754324177">
                <text:p>82.9287754324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.6683459835193">
                <text:p>78.6683459835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3.04910803007">
                <text:p>143.04910803007</text:p>
              </table:table-cell>
              <table:table-cell office:value-type="float" office:value="4.34469939548827">
                <text:p>4.34469939548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8.242838697403">
                <text:p>118.242838697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.8310273035474">
                <text:p>86.831027303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.6527124040479">
                <text:p>89.6527124040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.896050519518">
                <text:p>143.896050519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.59454572167">
                <text:p>126.5945457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.782682037275">
                <text:p>104.782682037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.787415865993">
                <text:p>155.7874158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0635704713399">
                <text:p>92.0635704713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.259321489166">
                <text:p>146.259321489166</text:p>
              </table:table-cell>
              <table:table-cell office:value-type="float" office:value="22.5516849469609">
                <text:p>22.55168494696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9040789425969">
                <text:p>94.904078942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.798369058046">
                <text:p>154.798369058046</text:p>
              </table:table-cell>
              <table:table-cell office:value-type="float" office:value="8.67366235649083">
                <text:p>8.673662356490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.9544891388623">
                <text:p>91.954489138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.0702104431877">
                <text:p>62.070210443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.6096255501631">
                <text:p>89.609625550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.67308033149">
                <text:p>159.67308033149</text:p>
              </table:table-cell>
              <table:table-cell office:value-type="float" office:value="4.61395716107876">
                <text:p>4.613957161078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.4723920265712">
                <text:p>73.4723920265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7924784365037">
                <text:p>98.7924784365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.5550682851978">
                <text:p>74.555068285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.4996351046084">
                <text:p>81.4996351046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.4157740821868">
                <text:p>84.415774082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2484845019767">
                <text:p>66.2484845019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.39201829294">
                <text:p>110.39201829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.300898001827">
                <text:p>122.30089800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4.053330127579">
                <text:p>184.053330127579</text:p>
              </table:table-cell>
              <table:table-cell office:value-type="float" office:value="15.747356694627">
                <text:p>15.7473566946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.7593622430359">
                <text:p>93.7593622430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6611296617037">
                <text:p>56.661129661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.075953151379">
                <text:p>132.075953151379</text:p>
              </table:table-cell>
              <table:table-cell office:value-type="float" office:value="10.922484973012">
                <text:p>10.9224849730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.819493317706">
                <text:p>121.819493317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.6465696041591">
                <text:p>86.646569604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.9536727221908">
                <text:p>90.953672722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8.092297786967">
                <text:p>128.09229778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.4372702913676">
                <text:p>85.4372702913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.3496237161388">
                <text:p>84.349623716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.2525881875746">
                <text:p>88.2525881875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.9995470056726">
                <text:p>89.9995470056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9.987904129152">
                <text:p>139.987904129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9.176452135819">
                <text:p>119.17645213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033301252299">
                <text:p>104.03330125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9.658762165655">
                <text:p>129.65876216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.2056641961081">
                <text:p>72.205664196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495279798926">
                <text:p>59.495279798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.6298328729769">
                <text:p>63.629832872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.1681612049505">
                <text:p>72.168161204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3.247115208129">
                <text:p>113.24711520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4.627987382954">
                <text:p>144.62798738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.1948325210241">
                <text:p>62.1948325210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3.641429340047">
                <text:p>163.641429340047</text:p>
              </table:table-cell>
              <table:table-cell office:value-type="float" office:value="21.0555492699869">
                <text:p>21.0555492699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.807000591891">
                <text:p>102.80700059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.6251009080688">
                <text:p>74.625100908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.082739634382">
                <text:p>153.082739634382</text:p>
              </table:table-cell>
              <table:table-cell office:value-type="float" office:value="1.93090609147627">
                <text:p>1.93090609147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9534227044118">
                <text:p>63.95342270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.031502959682">
                <text:p>103.03150295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8.795680853347">
                <text:p>128.79568085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6.671843997957">
                <text:p>106.671843997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.614012301188">
                <text:p>147.614012301188</text:p>
              </table:table-cell>
              <table:table-cell office:value-type="float" office:value="13.5760858397538">
                <text:p>13.57608583975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.8425656057787">
                <text:p>84.8425656057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570108230092">
                <text:p>136.57010823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.5767863461752">
                <text:p>85.57678634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.535834469341">
                <text:p>110.5358344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5.841760242455">
                <text:p>105.84176024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.4238593911965">
                <text:p>76.423859391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.6167299152512">
                <text:p>95.616729915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2.724555826487">
                <text:p>152.724555826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.8646962083106">
                <text:p>88.864696208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.7673174432996">
                <text:p>87.767317443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.1581370382781">
                <text:p>67.158137038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8687706980018">
                <text:p>82.868770698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8.030224650505">
                <text:p>158.030224650505</text:p>
              </table:table-cell>
              <table:table-cell office:value-type="float" office:value="24.842703102473">
                <text:p>24.8427031024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.9585023207653">
                <text:p>94.9585023207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0.988240895461">
                <text:p>180.988240895461</text:p>
              </table:table-cell>
              <table:table-cell office:value-type="float" office:value="47.3707454139302">
                <text:p>47.3707454139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.5251745832615">
                <text:p>74.525174583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.836256366712">
                <text:p>164.836256366712</text:p>
              </table:table-cell>
              <table:table-cell office:value-type="float" office:value="19.2643270717352">
                <text:p>19.26432707173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3.946034736663">
                <text:p>193.946034736663</text:p>
              </table:table-cell>
              <table:table-cell office:value-type="float" office:value="22.5672089248521">
                <text:p>22.56720892485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.8935280245338">
                <text:p>69.8935280245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.495548788622">
                <text:p>116.495548788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1.77782526927">
                <text:p>121.77782526927</text:p>
              </table:table-cell>
              <table:table-cell office:value-type="float" office:value="7.67101209316889">
                <text:p>7.67101209316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5.197746546885">
                <text:p>135.19774654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0.267822820856">
                <text:p>160.267822820856</text:p>
              </table:table-cell>
              <table:table-cell office:value-type="float" office:value="13.2048738996721">
                <text:p>13.20487389967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7.014494281892">
                <text:p>137.014494281892</text:p>
              </table:table-cell>
              <table:table-cell office:value-type="float" office:value="0.656317012782418">
                <text:p>0.6563170127824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3.402525172056">
                <text:p>163.40252517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3.529141890347">
                <text:p>143.529141890347</text:p>
              </table:table-cell>
              <table:table-cell office:value-type="float" office:value="19.5089446194216">
                <text:p>19.5089446194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2.514677044555">
                <text:p>222.514677044555</text:p>
              </table:table-cell>
              <table:table-cell office:value-type="float" office:value="33.019622565719">
                <text:p>33.01962256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.602970547585">
                <text:p>146.602970547585</text:p>
              </table:table-cell>
              <table:table-cell office:value-type="float" office:value="10.0889436469244">
                <text:p>10.08894364692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7.506201711576">
                <text:p>137.5062017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3.6954028266365">
                <text:p>83.695402826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.6980240034323">
                <text:p>55.6980240034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.7208916038156">
                <text:p>98.7208916038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9612524950102">
                <text:p>69.9612524950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.480979964943">
                <text:p>101.48097996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.4078963796422">
                <text:p>85.4078963796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.7923187153432">
                <text:p>74.792318715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4253835567897">
                <text:p>72.4253835567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.938937402198">
                <text:p>125.93893740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5.664431239298">
                <text:p>105.66443123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.4027168524861">
                <text:p>95.40271685248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5">
      <style:chart-properties chart:symbol-type="named-symbol" chart:symbol-name="square" chart:symbol-width="0.25cm" chart:symbol-height="0.25cm" chart:link-data-style-to-source="true"/>
      <style:graphic-properties svg:stroke-width="0.08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1cm" svg:height="5.997cm" xlink:href=".." xlink:type="simple" chart:class="chart:scatter" chart:style-name="ch1">
        <chart:title svg:x="3.587cm" svg:y="0.268cm" chart:style-name="ch2">
          <text:p>Underlying Distribution</text:p>
        </chart:title>
        <chart:plot-area chart:style-name="ch3" table:cell-range-address="MonteCarloBlackScholes.E48:MonteCarloBlackScholes.F107 MonteCarloBlackScholes.F46:MonteCarloBlackScholes.F46" chart:data-source-has-labels="row" svg:x="0.34cm" svg:y="0.986cm" svg:width="8.461cm" svg:height="4.564cm">
          <chartooo:coordinate-region svg:x="0.823cm" svg:y="1.144cm" svg:width="7.464cm" svg:height="3.84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F48:MonteCarloBlackScholes.F107" chart:label-cell-address="MonteCarloBlackScholes.F46:MonteCarloBlackScholes.F46" chart:class="chart:scatter">
            <chart:domain table:cell-range-address="MonteCarloBlackScholes.E48:MonteCarloBlackScholes.E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MonteCarloBlackScholes.F46:MonteCarloBlackScholes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.7685113646924">
                <text:p>-14.7685113646924</text:p>
                <draw:g>
                  <svg:desc>MonteCarloBlackScholes.E48:MonteCarloBlackScholes.E107</svg:desc>
                </draw:g>
              </table:table-cell>
              <table:table-cell office:value-type="float" office:value="0">
                <text:p>0</text:p>
                <draw:g>
                  <svg:desc>MonteCarloBlackScholes.F48:MonteCarloBlackScholes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26077113570269">
                <text:p>-4.26077113570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4696909328697">
                <text:p>6.24696909328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7547093222767">
                <text:p>16.754709322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2624495512663">
                <text:p>27.262449551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770189780256">
                <text:p>37.77018978025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2779300092457">
                <text:p>48.2779300092457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7856702382354">
                <text:p>58.7856702382354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2934104672251">
                <text:p>69.2934104672251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8011506962147">
                <text:p>79.8011506962147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3088909252044">
                <text:p>90.3088909252044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816631154194">
                <text:p>100.816631154194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.324371383184">
                <text:p>111.324371383184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.832111612173">
                <text:p>121.832111612173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.339851841163">
                <text:p>132.339851841163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.847592070153">
                <text:p>142.847592070153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.355332299142">
                <text:p>153.35533229914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863072528132">
                <text:p>163.863072528132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.370812757122">
                <text:p>174.370812757122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.878552986112">
                <text:p>184.878552986112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.386293215101">
                <text:p>195.38629321510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.894033444091">
                <text:p>205.89403344409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.401773673081">
                <text:p>216.40177367308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.90951390207">
                <text:p>226.90951390207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.41725413106">
                <text:p>237.4172541310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7.92499436005">
                <text:p>247.9249943600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1cm" svg:height="5.997cm" xlink:href=".." xlink:type="simple" chart:class="chart:scatter" chart:style-name="ch1">
        <chart:title svg:x="3.587cm" svg:y="0.269cm" chart:style-name="ch2">
          <text:p>Payoff Distribution</text:p>
        </chart:title>
        <chart:plot-area chart:style-name="ch3" table:cell-range-address="MonteCarloBlackScholes.H48:MonteCarloBlackScholes.I107 MonteCarloBlackScholes.I46:MonteCarloBlackScholes.I46" chart:data-source-has-labels="row" svg:x="0.34cm" svg:y="0.986cm" svg:width="8.382cm" svg:height="4.564cm">
          <chartooo:coordinate-region svg:x="0.823cm" svg:y="1.144cm" svg:width="7.464cm" svg:height="3.84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I48:MonteCarloBlackScholes.I107" chart:label-cell-address="MonteCarloBlackScholes.I46:MonteCarloBlackScholes.I46" chart:class="chart:scatter">
            <chart:domain table:cell-range-address="MonteCarloBlackScholes.H48:MonteCarloBlackScholes.H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MonteCarloBlackScholes.I46:MonteCarloBlackScholes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.1983127604512">
                <text:p>-37.1983127604512</text:p>
                <draw:g>
                  <svg:desc>MonteCarloBlackScholes.H48:MonteCarloBlackScholes.H107</svg:desc>
                </draw:g>
              </table:table-cell>
              <table:table-cell office:value-type="float" office:value="0">
                <text:p>0</text:p>
                <draw:g>
                  <svg:desc>MonteCarloBlackScholes.I48:MonteCarloBlackScholes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.7414119756707">
                <text:p>-33.741411975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2845111908903">
                <text:p>-30.284511190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.8276104061098">
                <text:p>-26.827610406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.3707096213293">
                <text:p>-23.370709621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9138088365489">
                <text:p>-19.913808836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.4569080517684">
                <text:p>-16.4569080517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.000007266988">
                <text:p>-13.000007266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54310648220751">
                <text:p>-9.54310648220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08620569742705">
                <text:p>-6.0862056974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293049126466">
                <text:p>-2.629304912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759587213386">
                <text:p>0.82759587213386</text:p>
              </table:table-cell>
              <table:table-cell office:value-type="float" office:value="0.7285">
                <text:p>0.7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8449665691432">
                <text:p>4.2844966569143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4139744169478">
                <text:p>7.74139744169478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982982264752">
                <text:p>11.1982982264752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6551990112557">
                <text:p>14.6551990112557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1120997960361">
                <text:p>18.1120997960361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5690005808166">
                <text:p>21.5690005808166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0259013655971">
                <text:p>25.025901365597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4828021503775">
                <text:p>28.4828021503775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39702935158">
                <text:p>31.93970293515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3966037199384">
                <text:p>35.3966037199384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8535045047189">
                <text:p>38.8535045047189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3104052894993">
                <text:p>42.3104052894993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7673060742798">
                <text:p>45.7673060742798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.2242068590603">
                <text:p>49.224206859060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